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8284" officeooo:paragraph-rsid="000c8284"/>
    </style:style>
    <style:style style:name="P2" style:family="paragraph" style:parent-style-name="Standard">
      <style:text-properties officeooo:rsid="000d44b9" officeooo:paragraph-rsid="000d44b9"/>
    </style:style>
    <style:style style:name="P3" style:family="paragraph" style:parent-style-name="Standard">
      <style:text-properties officeooo:rsid="000d97f2" officeooo:paragraph-rsid="000d97f2"/>
    </style:style>
    <style:style style:name="P4" style:family="paragraph" style:parent-style-name="Standard">
      <style:text-properties officeooo:rsid="000e7250" officeooo:paragraph-rsid="000e7250"/>
    </style:style>
    <style:style style:name="P5" style:family="paragraph" style:parent-style-name="Standard">
      <style:text-properties officeooo:rsid="000e7808" officeooo:paragraph-rsid="000e7808"/>
    </style:style>
    <style:style style:name="P6" style:family="paragraph" style:parent-style-name="Standard">
      <style:text-properties officeooo:rsid="0012c24a" officeooo:paragraph-rsid="0012c24a"/>
    </style:style>
    <style:style style:name="P7" style:family="paragraph" style:parent-style-name="Standard">
      <style:text-properties officeooo:rsid="0013f9e6" officeooo:paragraph-rsid="0013f9e6"/>
    </style:style>
    <style:style style:name="T1" style:family="text">
      <style:text-properties officeooo:rsid="000d44b9"/>
    </style:style>
    <style:style style:name="T2" style:family="text">
      <style:text-properties officeooo:rsid="000d97f2"/>
    </style:style>
    <style:style style:name="T3" style:family="text">
      <style:text-properties officeooo:rsid="000e7250"/>
    </style:style>
    <style:style style:name="T4" style:family="text">
      <style:text-properties officeooo:rsid="000e7808"/>
    </style:style>
    <style:style style:name="T5" style:family="text">
      <style:text-properties officeooo:rsid="000fd76b"/>
    </style:style>
    <style:style style:name="T6" style:family="text">
      <style:text-properties officeooo:rsid="00111e7f"/>
    </style:style>
    <style:style style:name="T7" style:family="text">
      <style:text-properties officeooo:rsid="0012c24a"/>
    </style:style>
    <style:style style:name="T8" style:family="text">
      <style:text-properties officeooo:rsid="0013236d"/>
    </style:style>
    <style:style style:name="T9" style:family="text">
      <style:text-properties officeooo:rsid="0013f9e6"/>
    </style:style>
    <style:style style:name="T10" style:family="text">
      <style:text-properties officeooo:rsid="00153936"/>
    </style:style>
    <style:style style:name="T11" style:family="text">
      <style:text-properties officeooo:rsid="0018a7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s of the Nexus Way – Session 5</text:p>
      <text:p text:style-name="P1"/>
      <text:p text:style-name="P1">Last we left off, we had just entered the castle of the present, having headed down the ‘What is’ pathway. <text:span text:style-name="T1">As we enter, one of the first things that hits us is the smell of this place – followed by the sight of an enormous feast. One of the other things we notice, is a faint wafting of music, joyous and happy. Around the grand table, there is an exacting number of chairs – one for each of us, and perfectly sized as well, so even Rip can sit comfortably at the table. </text:span><text:span text:style-name="T2">There is also a grand chair at the head of the table, with an autumnal mask at the head of the table. </text:span></text:p>
      <text:p text:style-name="P1"/>
      <text:p text:style-name="P2">Rip sits first at the table, and immediately, there is a crystal decanter pouring port in front of him, seemingly by an invisible servant. <text:span text:style-name="T2">A tiny umbrella follows. Yenik then follows, and is treated to the same (sans tiny umbrella). </text:span></text:p>
      <text:p text:style-name="P2"/>
      <text:p text:style-name="P3">However, as Aphra then approaches the mask, Arcos goes to cast something on Aphra for her safety, <text:s/>Nyxsi berating him. Arcos says that he doesn’t care about who this is, security comes first. They are all kicked out, just as Rip goes to take a drink of port. The door is closed, and a sign on the door says that hospitality has been revoked. <text:span text:style-name="T3">We apologise by way of a letter, a drawing of a flower from Rip, and a small offering of tea. </text:span></text:p>
      <text:p text:style-name="P3"/>
      <text:p text:style-name="P4">As Aphra does take the mask, this one takes over completely, not communicative. <text:span text:style-name="T4">It refers to the others as the d</text:span>evoted protector, defender of the <text:span text:style-name="T5">T</text:span>oy <text:span text:style-name="T5">H</text:span>ouse <text:span text:style-name="T4">(Rip)</text:span>. The man who was broken, torn apart, lost his legs, and then learned to stand <text:span text:style-name="T4">(Asemol)</text:span>. The man who manners do not maketh, but a rod of iron <text:span text:style-name="T4">(Arcos)</text:span>. And a brot<text:span text:style-name="T4">h</text:span>er who has a crown who does not know if it fits him <text:span text:style-name="T4">(Yenik)</text:span>. And last, the champion, the dance<text:span text:style-name="T4">r (Nyxsi)</text:span>. <text:span text:style-name="T4">They say we can call them Moment. </text:span></text:p>
      <text:p text:style-name="P4"/>
      <text:p text:style-name="P4">The mask refers to Aphra as Syree<text:span text:style-name="T11">n</text:span>. <text:span text:style-name="T4">She does not know this name, but it is hers, and once more, she is called broken. She bears a heavy burden, walking her current path. </text:span></text:p>
      <text:p text:style-name="P4"/>
      <text:p text:style-name="P5">Then, Moment asks who goes first – Nyxsi volunteers, but is told that they are to go last, so then Rip enthusiastically goes first. They absolutely smash their first dance, breakdance through their second, and slow dance for the third. <text:span text:style-name="T5">Aselmo goes next – bowing beforehand, and then starting with a slow dance, before ramping up through the second and third dances, but failing to impress them on the third dance. Yenik now follows, going with very formal dances, but starting with a moderate dance, nearly failing but just managing to scrape by. Goes with moderate for the second dance as well, before attempting a big finale with spins (and nearly fails but just passes with Rip’s assistance). After Yenik, it’s Arcos’s turn. </text:span><text:span text:style-name="T6">The mask, releases it’s hold, and places it the mask on her shoulder, still there, but not in control. Aphra turn to Arcos, and asks if she may have this dance. Arcos also removes his mask, but instead of what Aphra saw at first, it is Arcos as he was before he was taken. They share a dance, no checks, as Moments simply wishes for Aphra to have at least one happy memory. Aphra thanks Arcos at the end of the dance. He affixes his mask before the glamour wears off, </text:span><text:span text:style-name="T7">as Moment suggests</text:span><text:span text:style-name="T6">. </text:span></text:p>
      <text:p text:style-name="P5"/>
      <text:p text:style-name="P6">Finally, Nyxsi’s dances. She pulls out all the stops, dazzling and impressing with acrobatic moves, and in the finale, performing a beautiful thrown move. Moment is suitably impressed, and rewards Nyxsi with the present key. The triad is also broken – apparently Future, the eldest, is missing as well. The palace (and as thus, the key) will still be there, but if we could find them the triad might be grateful. The three that are one – without a part, they are not as strong as the whole. <text:span text:style-name="T8">Arcos and Moment talk about destiny, fate, choice, and consequences. Rip presents them with a kite – as it always flies in the moment. </text:span><text:span text:style-name="T9">Moment then reaches up and takes and acorn, trapping it within a marble, which is then thrown to Rip. Moment then hands Aselmo the quill they used to write the apology, and now what is written will always be read in the mother tongue. </text:span></text:p>
      <text:p text:style-name="P6"/>
      <text:p text:style-name="P7"><text:soft-page-break/>Moment then addresses Aphra – asking which name she wishes to be referred to as, as she is referred to as Syree<text:span text:style-name="T11">n</text:span>, the White Herald. Aphra thanks them for the gift, and they say they wanted to give more, and take away the pain, as no-one should have to go through what she has. A life so short, yet centuries long. <text:span text:style-name="T10">Aphra says that it is her burden to bear, though. The mask is removed, and we move on. </text:span></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9T23:32:20.713000000</meta:creation-date>
    <dc:date>2024-10-20T01:24:55.512000000</dc:date>
    <meta:editing-duration>PT24M38S</meta:editing-duration>
    <meta:editing-cycles>5</meta:editing-cycles>
    <meta:generator>LibreOffice/7.2.0.4$Windows_X86_64 LibreOffice_project/9a9c6381e3f7a62afc1329bd359cc48accb6435b</meta:generator>
    <meta:document-statistic meta:table-count="0" meta:image-count="0" meta:object-count="0" meta:page-count="2" meta:paragraph-count="9" meta:word-count="810" meta:character-count="4386" meta:non-whitespace-character-count="3567"/>
  </office:meta>
</office:document-meta>
</file>